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officeooo:rsid="001fe53a" officeooo:paragraph-rsid="001fe53a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fe53a" officeooo:paragraph-rsid="001fe53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officeooo:paragraph-rsid="0032af73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fe53a" officeooo:paragraph-rsid="001fe53a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1fe6e1" officeooo:paragraph-rsid="001fe6e1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3b8530" officeooo:paragraph-rsid="001fe6e1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2pt" officeooo:rsid="001fe53a" officeooo:paragraph-rsid="001fe53a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officeooo:paragraph-rsid="001fe53a"/>
    </style:style>
    <style:style style:name="P10" style:family="paragraph" style:parent-style-name="Standard">
      <style:paragraph-properties fo:text-align="start" style:justify-single-word="false"/>
      <style:text-properties officeooo:paragraph-rsid="004b7c84"/>
    </style:style>
    <style:style style:name="P11" style:family="paragraph" style:parent-style-name="Standard">
      <style:paragraph-properties fo:text-align="start" style:justify-single-word="false" fo:break-before="page"/>
      <style:text-properties fo:font-size="14pt" officeooo:rsid="001fe53a" officeooo:paragraph-rsid="001fe53a" style:font-size-asian="14pt" style:font-size-complex="14pt"/>
    </style:style>
    <style:style style:name="P12" style:family="paragraph" style:parent-style-name="Standard">
      <style:paragraph-properties fo:margin-left="0in" fo:margin-right="0in" fo:text-indent="0.5in" style:auto-text-indent="false" fo:padding-left="0.0555in" fo:padding-right="0.0555in" fo:padding-top="0.0138in" fo:padding-bottom="0.0138in" fo:border="0.51pt solid #000000"/>
      <style:text-properties style:font-name="Arial" fo:font-size="8pt" fo:font-weight="bold" officeooo:rsid="0056f3a6" officeooo:paragraph-rsid="0056742d" style:font-size-asian="8pt" style:font-weight-asian="bold" style:font-name-complex="Arial" style:font-size-complex="8pt"/>
    </style:style>
    <style:style style:name="P13" style:family="paragraph" style:parent-style-name="Standard">
      <style:paragraph-properties fo:margin-left="0in" fo:margin-right="0in" fo:text-indent="0.5in" style:auto-text-indent="false" fo:padding-left="0.0555in" fo:padding-right="0.0555in" fo:padding-top="0.0138in" fo:padding-bottom="0.0138in" fo:border="0.51pt solid #000000"/>
      <style:text-properties style:font-name="Arial" fo:font-size="8pt" fo:font-weight="bold" officeooo:rsid="0056f3a6" officeooo:paragraph-rsid="0057df55" style:font-size-asian="8pt" style:font-weight-asian="bold" style:font-name-complex="Arial" style:font-size-complex="8pt"/>
    </style:style>
    <style:style style:name="P14" style:family="paragraph" style:parent-style-name="Standard">
      <style:paragraph-properties fo:margin-left="0in" fo:margin-right="0in" fo:text-indent="0.5in" style:auto-text-indent="false" fo:padding-left="0.0555in" fo:padding-right="0.0555in" fo:padding-top="0.0138in" fo:padding-bottom="0.0138in" fo:border="0.51pt solid #000000"/>
      <style:text-properties style:font-name="Arial" fo:font-size="8pt" fo:font-weight="bold" officeooo:rsid="0056f3a6" officeooo:paragraph-rsid="00585366" style:font-size-asian="8pt" style:font-weight-asian="bold" style:font-name-complex="Arial" style:font-size-complex="8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fe53a" officeooo:paragraph-rsid="0056742d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1fe53a" officeooo:paragraph-rsid="0057df55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4pt" officeooo:rsid="001fe53a" officeooo:paragraph-rsid="0056742d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1fe53a" officeooo:paragraph-rsid="0057df55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officeooo:paragraph-rsid="0056742d"/>
    </style:style>
    <style:style style:name="P20" style:family="paragraph" style:parent-style-name="Standard">
      <style:paragraph-properties fo:text-align="start" style:justify-single-word="false"/>
      <style:text-properties officeooo:paragraph-rsid="0057df55"/>
    </style:style>
    <style:style style:name="P21" style:family="paragraph" style:parent-style-name="Standard">
      <style:text-properties officeooo:paragraph-rsid="0056742d"/>
    </style:style>
    <style:style style:name="P22" style:family="paragraph" style:parent-style-name="Standard">
      <style:paragraph-properties fo:text-align="start" style:justify-single-word="false"/>
      <style:text-properties style:font-name="Arial" fo:font-size="8pt" fo:font-weight="bold" officeooo:rsid="0037b1e2" officeooo:paragraph-rsid="0056742d" style:font-size-asian="8pt" style:font-weight-asian="bold" style:font-name-complex="Arial" style:font-size-complex="8pt"/>
    </style:style>
    <style:style style:name="P23" style:family="paragraph" style:parent-style-name="Standard">
      <style:paragraph-properties fo:text-align="start" style:justify-single-word="false"/>
      <style:text-properties style:font-name="Arial" fo:font-size="8pt" fo:font-weight="bold" officeooo:rsid="0037b1e2" officeooo:paragraph-rsid="0057df55" style:font-size-asian="8pt" style:font-weight-asian="bold" style:font-name-complex="Arial" style:font-size-complex="8pt"/>
    </style:style>
    <style:style style:name="P24" style:family="paragraph" style:parent-style-name="Standard">
      <style:text-properties officeooo:paragraph-rsid="0057df55"/>
    </style:style>
    <style:style style:name="T1" style:family="text">
      <style:text-properties officeooo:rsid="001fe53a"/>
    </style:style>
    <style:style style:name="T2" style:family="text">
      <style:text-properties fo:font-size="12pt" officeooo:rsid="001fe53a" style:font-size-asian="10.5pt" style:font-size-complex="12pt"/>
    </style:style>
    <style:style style:name="T3" style:family="text">
      <style:text-properties fo:font-size="12pt" officeooo:rsid="004fe7c5" style:font-size-asian="10.5pt" style:font-size-complex="12pt"/>
    </style:style>
    <style:style style:name="T4" style:family="text">
      <style:text-properties fo:font-size="12pt" officeooo:rsid="00565983" style:font-size-asian="10.5pt" style:font-size-complex="12pt"/>
    </style:style>
    <style:style style:name="T5" style:family="text">
      <style:text-properties fo:font-size="12pt" officeooo:rsid="0056742d" style:font-size-asian="10.5pt" style:font-size-complex="12pt"/>
    </style:style>
    <style:style style:name="T6" style:family="text">
      <style:text-properties fo:font-size="12pt" officeooo:rsid="0057df55" style:font-size-asian="10.5pt" style:font-size-complex="12pt"/>
    </style:style>
    <style:style style:name="T7" style:family="text">
      <style:text-properties fo:font-size="12pt" officeooo:rsid="00585366" style:font-size-asian="10.5pt" style:font-size-complex="12pt"/>
    </style:style>
    <style:style style:name="T8" style:family="text">
      <style:text-properties officeooo:rsid="0025c879"/>
    </style:style>
    <style:style style:name="T9" style:family="text">
      <style:text-properties officeooo:rsid="0032af73"/>
    </style:style>
    <style:style style:name="T10" style:family="text">
      <style:text-properties fo:font-size="14pt" officeooo:rsid="001fe53a" style:font-size-asian="14pt" style:font-size-complex="14pt"/>
    </style:style>
    <style:style style:name="T11" style:family="text">
      <style:text-properties fo:font-size="14pt" officeooo:rsid="001fe6e1" style:font-size-asian="12.25pt" style:font-size-complex="14pt"/>
    </style:style>
    <style:style style:name="T12" style:family="text">
      <style:text-properties officeooo:rsid="00565983"/>
    </style:style>
    <style:style style:name="T13" style:family="text">
      <style:text-properties officeooo:rsid="0056742d"/>
    </style:style>
    <style:style style:name="T14" style:family="text">
      <style:text-properties officeooo:rsid="0057df55"/>
    </style:style>
    <style:style style:name="T15" style:family="text">
      <style:text-properties officeooo:rsid="005853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Bryan Turek</text:p>
      <text:p text:style-name="P2"/>
      <text:p text:style-name="P2">-</text:p>
      <text:p text:style-name="P2"/>
      <text:p text:style-name="P4"><text:span text:style-name="T1">Experiment #</text:span><text:span text:style-name="T12">8</text:span><text:span text:style-name="T1"> – </text:span><text:span text:style-name="T12">Digital Input for the I8086</text:span></text:p>
      <text:p text:style-name="P2">CPE 311 S-001</text:p>
      <text:p text:style-name="P2"/>
      <text:p text:style-name="P2">Lab Partner: Tyler Durham</text:p>
      <text:p text:style-name="P2"/>
      <text:p text:style-name="P2">-</text:p>
      <text:p text:style-name="P2"/>
      <text:p text:style-name="P2">0<text:span text:style-name="T8">9/</text:span><text:span text:style-name="T9">12</text:span>/2013</text:p>
      <text:p text:style-name="P11">Introduction:</text:p>
      <text:p text:style-name="P3"/>
      <text:p text:style-name="P9"><text:span text:style-name="T10"><text:tab/></text:span><text:span text:style-name="T4">The goal of this lab is to learn how to receive digital input data through the Octagon 6040's I/O Ports. We will also be given an introduction to creating subroutines within MASM. In order to receive an input, the I/O lines being used must be initialized as inputs and use an IN instruction on the port.</text:span></text:p>
      <text:p text:style-name="P8"/>
      <text:p text:style-name="P5">Exercise 1:</text:p>
      <text:p text:style-name="P5"/>
      <text:p text:style-name="P9"><text:span text:style-name="T2">Experiment:<text:tab/></text:span><text:span text:style-name="T5">The goal of this experiment is to build a circuit that uses four pushbuttons as inputs to <text:tab/><text:tab/><text:tab/>the Octagon 6040.</text:span></text:p>
      <text:p text:style-name="P8"/>
      <text:p text:style-name="Standard"><text:span text:style-name="T2">Results:<text:tab/></text:span><text:span text:style-name="T5">After connecting the buttons we tested the circuit by measuring the output voltage. The <text:tab/><text:tab/><text:tab/>picture of the circuit is below:</text:span></text:p>
      <text:p text:style-name="Standard"><text:span text:style-name="T5"/></text:p>
      <text:p text:style-name="P21"><text:span text:style-name="T5">[PICTURE OF CIRCUIT HERE]</text:span></text:p>
      <text:p text:style-name="P21"><text:span text:style-name="T5"/></text:p>
      <text:p text:style-name="P17">Exercise <text:span text:style-name="T13">2</text:span>:</text:p>
      <text:p text:style-name="P17"/>
      <text:p text:style-name="P19"><text:span text:style-name="T2">Experiment:<text:tab/></text:span><text:span text:style-name="T5">The goal of this experiment is to create a subroutine that will be used to print “Lab 5 <text:tab/><text:tab/><text:tab/>exercise 2” to the screen. Subroutines are useful for using the same code again rather <text:tab/><text:tab/><text:tab/>than retyping or having multiple code segments that do the same thing.</text:span></text:p>
      <text:p text:style-name="P15"/>
      <text:p text:style-name="P21"><text:span text:style-name="T2">Results:<text:tab/></text:span><text:span text:style-name="T5">To begin creating a subroutine you must first give it a name. For this experiment we <text:tab/><text:tab/><text:tab/>went with the name “PRINT:”. Before we can call a subroutine we must preserve the <text:tab/><text:tab/><text:tab/>registers that another scetion may be using. To finish the subroutine we ended with the <text:tab/><text:tab/><text:tab/>RET instruction. To call the subroutine you simply use the CALL instruction followed <text:tab/><text:tab/><text:tab/>by the name of the subroutine.</text:span></text:p>
      <text:p text:style-name="P21"/>
      <text:p text:style-name="P12"><text:span text:style-name="T13">Assume cs:code, ds:data, ss:stack</text:span></text:p>
      <text:p text:style-name="P12"><text:span text:style-name="T13"></text:span></text:p>
      <text:p text:style-name="P12"><text:span text:style-name="T13">data segment </text:span></text:p>
      <text:p text:style-name="P12"><text:span text:style-name="T13">; All variables defined within the data segment</text:span></text:p>
      <text:p text:style-name="P12"><text:span text:style-name="T13">message db "Lab 8 Exercise 1$"</text:span></text:p>
      <text:p text:style-name="P12"><text:span text:style-name="T13">var db "w"</text:span></text:p>
      <text:p text:style-name="P12"><text:span text:style-name="T13">data ends</text:span></text:p>
      <text:p text:style-name="P12"><text:span text:style-name="T13"></text:span></text:p>
      <text:p text:style-name="P12"><text:span text:style-name="T13">stack segment <text:s/></text:span></text:p>
      <text:p text:style-name="P12"><text:span text:style-name="T13">;Stack size and the top of the stack defined in the stack segment</text:span></text:p>
      <text:p text:style-name="P12"><text:span text:style-name="T13">dw 100 dup(?)</text:span></text:p>
      <text:p text:style-name="P12"><text:span text:style-name="T13">stacktop:</text:span></text:p>
      <text:p text:style-name="P12"><text:span text:style-name="T13">stack ends</text:span></text:p>
      <text:p text:style-name="P12"><text:span text:style-name="T13"></text:span></text:p>
      <text:p text:style-name="P12"><text:span text:style-name="T13">code segment</text:span></text:p>
      <text:p text:style-name="P12"><text:span text:style-name="T13">begin:<text:tab/></text:span></text:p>
      <text:p text:style-name="P12"><text:span text:style-name="T13">mov ax, data</text:span></text:p>
      <text:p text:style-name="P12"><text:span text:style-name="T13">mov ds,ax</text:span></text:p>
      <text:p text:style-name="P12"><text:span text:style-name="T13">mov ax, stack</text:span></text:p>
      <text:p text:style-name="P12"><text:span text:style-name="T13">mov ss,ax</text:span></text:p>
      <text:p text:style-name="P12"><text:span text:style-name="T13">mov sp, offset stacktop</text:span></text:p>
      <text:p text:style-name="P12"><text:span text:style-name="T13"></text:span></text:p>
      <text:p text:style-name="P12"><text:span text:style-name="T13">;begin code</text:span></text:p>
      <text:p text:style-name="P12"><text:span text:style-name="T13">Mov ah,2</text:span></text:p>
      <text:p text:style-name="P12"><text:span text:style-name="T13">;Mov dl, message</text:span></text:p>
      <text:p text:style-name="P12"><text:span text:style-name="T13">;Int 21h</text:span></text:p>
      <text:p text:style-name="P12"><text:span text:style-name="T13"></text:span></text:p>
      <text:p text:style-name="P12"><text:span text:style-name="T13">Mov si, offset message</text:span></text:p>
      <text:p text:style-name="P12"><text:span text:style-name="T13">Call Print</text:span></text:p>
      <text:p text:style-name="P12"><text:soft-page-break/><text:span text:style-name="T13"></text:span></text:p>
      <text:p text:style-name="P12"><text:span text:style-name="T13">End_prog:</text:span></text:p>
      <text:p text:style-name="P12"><text:span text:style-name="T13">Mov ah,4ch</text:span></text:p>
      <text:p text:style-name="P12"><text:span text:style-name="T13">Int 21h</text:span></text:p>
      <text:p text:style-name="P12"><text:span text:style-name="T13">;end code</text:span></text:p>
      <text:p text:style-name="P12"><text:span text:style-name="T13"></text:span></text:p>
      <text:p text:style-name="P12"><text:span text:style-name="T13">Print:</text:span></text:p>
      <text:p text:style-name="P12"><text:span text:style-name="T13">Push AX</text:span></text:p>
      <text:p text:style-name="P12"><text:span text:style-name="T13">Push DX</text:span></text:p>
      <text:p text:style-name="P12"><text:span text:style-name="T13">Mov AH, 2</text:span></text:p>
      <text:p text:style-name="P12"><text:span text:style-name="T13">abc:</text:span></text:p>
      <text:p text:style-name="P12"><text:span text:style-name="T13">Mov DL, [SI]</text:span></text:p>
      <text:p text:style-name="P12"><text:span text:style-name="T13">Cmp DL, "$"</text:span></text:p>
      <text:p text:style-name="P12"><text:span text:style-name="T13">Je xyz</text:span></text:p>
      <text:p text:style-name="P12"><text:span text:style-name="T13">Int 21h</text:span></text:p>
      <text:p text:style-name="P12"><text:span text:style-name="T13">Inc si</text:span></text:p>
      <text:p text:style-name="P12"><text:span text:style-name="T13">Jmp abc</text:span></text:p>
      <text:p text:style-name="P12"><text:span text:style-name="T13">xyz:</text:span></text:p>
      <text:p text:style-name="P12"><text:span text:style-name="T13">Mov DL, 0DH</text:span></text:p>
      <text:p text:style-name="P12"><text:span text:style-name="T13">Int 21H</text:span></text:p>
      <text:p text:style-name="P12"><text:span text:style-name="T13">Mov DL, 0AH</text:span></text:p>
      <text:p text:style-name="P12"><text:span text:style-name="T13">Int 21H</text:span></text:p>
      <text:p text:style-name="P12"><text:span text:style-name="T13">Pop DX</text:span></text:p>
      <text:p text:style-name="P12"><text:span text:style-name="T13">Pop AX</text:span></text:p>
      <text:p text:style-name="P12"><text:span text:style-name="T13">Ret</text:span></text:p>
      <text:p text:style-name="P12"><text:span text:style-name="T13"></text:span></text:p>
      <text:p text:style-name="P12"><text:span text:style-name="T13">code ends</text:span></text:p>
      <text:p text:style-name="P12"><text:span text:style-name="T13">end begin</text:span></text:p>
      <text:p text:style-name="P22"><text:span text:style-name="T5"/></text:p>
      <text:p text:style-name="P22"><text:span text:style-name="T5"/></text:p>
      <text:p text:style-name="P18">Exercise<text:span text:style-name="T13"> </text:span><text:span text:style-name="T14">3</text:span>:</text:p>
      <text:p text:style-name="P18"/>
      <text:p text:style-name="P20"><text:span text:style-name="T2">Experiment:<text:tab/></text:span><text:span text:style-name="T6">The goal of this experiment is to create a program that will accept input from 4 <text:tab/><text:tab/><text:tab/><text:tab/>pushbuttons. Each pushbutton will perform a different task. And by using the previous <text:tab/><text:tab/><text:tab/>experiment we will use the print subroutine.</text:span></text:p>
      <text:p text:style-name="P16"/>
      <text:p text:style-name="P24"><text:span text:style-name="T2">Results:<text:tab/></text:span><text:span text:style-name="T6">After creating the circuit for the pushbuttons. We assigned different tasks to each button. </text:span></text:p>
      <text:p text:style-name="P24"><text:span text:style-name="T6"><text:tab/><text:tab/>Button #1; when pressed outputs “Button One pressed”</text:span></text:p>
      <text:p text:style-name="P24"><text:span text:style-name="T6"><text:tab/><text:tab/>Button #2; when pressed outputs “Button Two pressed”</text:span></text:p>
      <text:p text:style-name="P24"><text:span text:style-name="T6"><text:tab/><text:tab/>Button #3; when pressed outputs “Button Three pressed”</text:span></text:p>
      <text:p text:style-name="P24"><text:span text:style-name="T6"><text:tab/><text:tab/>Button #4; when pressed exits the program.</text:span></text:p>
      <text:p text:style-name="P24"/>
      <text:p text:style-name="P13"><text:span text:style-name="T14">Assume cs:code, ds:data, ss:stack</text:span></text:p>
      <text:p text:style-name="P13"><text:span text:style-name="T14"></text:span></text:p>
      <text:p text:style-name="P13"><text:span text:style-name="T14">data segment </text:span></text:p>
      <text:p text:style-name="P13"><text:span text:style-name="T14">but1 db "Button 1 is pressed$"</text:span></text:p>
      <text:p text:style-name="P13"><text:span text:style-name="T14">but2 db "Button 2 is pressed$"</text:span></text:p>
      <text:p text:style-name="P13"><text:span text:style-name="T14">but3 db "Button 3 is pressed$"</text:span></text:p>
      <text:p text:style-name="P13"><text:span text:style-name="T14">but4 db "Good bye$"</text:span></text:p>
      <text:p text:style-name="P13"><text:span text:style-name="T14">var db "w"</text:span></text:p>
      <text:p text:style-name="P13"><text:span text:style-name="T14">data ends</text:span></text:p>
      <text:p text:style-name="P13"><text:span text:style-name="T14"></text:span></text:p>
      <text:p text:style-name="P13"><text:span text:style-name="T14">stack segment <text:s/></text:span></text:p>
      <text:p text:style-name="P13"><text:span text:style-name="T14">dw 100 dup(?)</text:span></text:p>
      <text:p text:style-name="P13"><text:span text:style-name="T14">stacktop:</text:span></text:p>
      <text:p text:style-name="P13"><text:span text:style-name="T14">stack ends</text:span></text:p>
      <text:p text:style-name="P13"><text:span text:style-name="T14"></text:span></text:p>
      <text:p text:style-name="P13"><text:span text:style-name="T14">code segment</text:span></text:p>
      <text:p text:style-name="P13"><text:span text:style-name="T14">begin:</text:span></text:p>
      <text:p text:style-name="P13"><text:span text:style-name="T14"></text:span></text:p>
      <text:p text:style-name="P13"><text:span text:style-name="T14">mov ax, data</text:span></text:p>
      <text:p text:style-name="P13"><text:span text:style-name="T14">mov ds,ax</text:span></text:p>
      <text:p text:style-name="P13"><text:span text:style-name="T14">mov ax, stack</text:span></text:p>
      <text:p text:style-name="P13"><text:span text:style-name="T14">mov ss,ax</text:span></text:p>
      <text:p text:style-name="P13"><text:span text:style-name="T14">mov sp, offset stacktop</text:span></text:p>
      <text:p text:style-name="P13"><text:soft-page-break/><text:span text:style-name="T14"></text:span></text:p>
      <text:p text:style-name="P13"><text:span text:style-name="T14">mov dx, 143h</text:span></text:p>
      <text:p text:style-name="P13"><text:span text:style-name="T14">mov al, 02h</text:span></text:p>
      <text:p text:style-name="P13"><text:span text:style-name="T14">out dx, al</text:span></text:p>
      <text:p text:style-name="P13"><text:span text:style-name="T14"></text:span></text:p>
      <text:p text:style-name="P13"><text:span text:style-name="T14">mov dx, 140h</text:span></text:p>
      <text:p text:style-name="P13"><text:span text:style-name="T14">mov al, 00h</text:span></text:p>
      <text:p text:style-name="P13"><text:span text:style-name="T14">out dx, al</text:span></text:p>
      <text:p text:style-name="P13"><text:span text:style-name="T14"></text:span></text:p>
      <text:p text:style-name="P13"><text:span text:style-name="T14">mov dx, 143h</text:span></text:p>
      <text:p text:style-name="P13"><text:span text:style-name="T14">mov al, 03h</text:span></text:p>
      <text:p text:style-name="P13"><text:span text:style-name="T14">out dx, al</text:span></text:p>
      <text:p text:style-name="P13"><text:span text:style-name="T14"></text:span></text:p>
      <text:p text:style-name="P13"><text:span text:style-name="T14">compare:</text:span></text:p>
      <text:p text:style-name="P13"><text:span text:style-name="T14">Mov DX, 140h</text:span></text:p>
      <text:p text:style-name="P13"><text:span text:style-name="T14">In AL, DX</text:span></text:p>
      <text:p text:style-name="P13"><text:span text:style-name="T14">And AL, 00001111b</text:span></text:p>
      <text:p text:style-name="P13"><text:span text:style-name="T14"></text:span></text:p>
      <text:p text:style-name="P13"><text:span text:style-name="T14">Cmp AL, 00001110b</text:span></text:p>
      <text:p text:style-name="P13"><text:span text:style-name="T14">je def</text:span></text:p>
      <text:p text:style-name="P13"><text:span text:style-name="T14"></text:span></text:p>
      <text:p text:style-name="P13"><text:span text:style-name="T14">Cmp AL, 00001101b</text:span></text:p>
      <text:p text:style-name="P13"><text:span text:style-name="T14">je ghi</text:span></text:p>
      <text:p text:style-name="P13"><text:span text:style-name="T14"></text:span></text:p>
      <text:p text:style-name="P13"><text:span text:style-name="T14">Cmp AL, 00001011b</text:span></text:p>
      <text:p text:style-name="P13"><text:span text:style-name="T14">je jkl</text:span></text:p>
      <text:p text:style-name="P13"><text:span text:style-name="T14"></text:span></text:p>
      <text:p text:style-name="P13"><text:span text:style-name="T14">Cmp AL, 00000111b</text:span></text:p>
      <text:p text:style-name="P13"><text:span text:style-name="T14">je mno</text:span></text:p>
      <text:p text:style-name="P13"><text:span text:style-name="T14">jmp compare</text:span></text:p>
      <text:p text:style-name="P13"><text:span text:style-name="T14"></text:span></text:p>
      <text:p text:style-name="P13"><text:span text:style-name="T14">def:</text:span></text:p>
      <text:p text:style-name="P13"><text:span text:style-name="T14">Mov SI, offset but1</text:span></text:p>
      <text:p text:style-name="P13"><text:span text:style-name="T14">Call Print</text:span></text:p>
      <text:p text:style-name="P13"><text:span text:style-name="T14">jmp compare</text:span></text:p>
      <text:p text:style-name="P13"><text:span text:style-name="T14"></text:span></text:p>
      <text:p text:style-name="P13"><text:span text:style-name="T14">ghi:</text:span></text:p>
      <text:p text:style-name="P13"><text:span text:style-name="T14">Mov SI, offset but2</text:span></text:p>
      <text:p text:style-name="P13"><text:span text:style-name="T14">Call Print</text:span></text:p>
      <text:p text:style-name="P13"><text:span text:style-name="T14">jmp compare</text:span></text:p>
      <text:p text:style-name="P13"><text:span text:style-name="T14"></text:span></text:p>
      <text:p text:style-name="P13"><text:span text:style-name="T14">jkl:</text:span></text:p>
      <text:p text:style-name="P13"><text:span text:style-name="T14">Mov SI, offset but3</text:span></text:p>
      <text:p text:style-name="P13"><text:span text:style-name="T14">Call Print</text:span></text:p>
      <text:p text:style-name="P13"><text:span text:style-name="T14">jmp compare</text:span></text:p>
      <text:p text:style-name="P13"><text:span text:style-name="T14"></text:span></text:p>
      <text:p text:style-name="P13"><text:span text:style-name="T14">mno:</text:span></text:p>
      <text:p text:style-name="P13"><text:span text:style-name="T14">Mov SI, offset but4</text:span></text:p>
      <text:p text:style-name="P13"><text:span text:style-name="T14">Call Print</text:span></text:p>
      <text:p text:style-name="P13"><text:span text:style-name="T14">jmp End_prog</text:span></text:p>
      <text:p text:style-name="P13"><text:span text:style-name="T14"></text:span></text:p>
      <text:p text:style-name="P13"><text:span text:style-name="T14"></text:span></text:p>
      <text:p text:style-name="P13"><text:span text:style-name="T14">End_prog:</text:span></text:p>
      <text:p text:style-name="P13"><text:span text:style-name="T14">Mov ah,4ch</text:span></text:p>
      <text:p text:style-name="P13"><text:span text:style-name="T14">Int 21h</text:span></text:p>
      <text:p text:style-name="P13"><text:span text:style-name="T14">;end code</text:span></text:p>
      <text:p text:style-name="P13"><text:span text:style-name="T14"></text:span></text:p>
      <text:p text:style-name="P13"><text:span text:style-name="T14">Print:</text:span></text:p>
      <text:p text:style-name="P13"><text:span text:style-name="T14">Push AX</text:span></text:p>
      <text:p text:style-name="P13"><text:span text:style-name="T14">Push DX</text:span></text:p>
      <text:p text:style-name="P13"><text:span text:style-name="T14">Mov AH, 2</text:span></text:p>
      <text:p text:style-name="P13"><text:span text:style-name="T14">abc:</text:span></text:p>
      <text:p text:style-name="P13"><text:span text:style-name="T14">Mov DL, [SI]</text:span></text:p>
      <text:p text:style-name="P13"><text:span text:style-name="T14">Cmp DL, "$"</text:span></text:p>
      <text:p text:style-name="P13"><text:span text:style-name="T14">Je xyz</text:span></text:p>
      <text:p text:style-name="P13"><text:span text:style-name="T14">Int 21h</text:span></text:p>
      <text:p text:style-name="P13"><text:span text:style-name="T14">Inc si</text:span></text:p>
      <text:p text:style-name="P13"><text:span text:style-name="T14">Jmp abc</text:span></text:p>
      <text:p text:style-name="P13"><text:span text:style-name="T14">xyz:</text:span></text:p>
      <text:p text:style-name="P13"><text:span text:style-name="T14">Mov DL, 0DH</text:span></text:p>
      <text:p text:style-name="P13"><text:span text:style-name="T14">Int 21H</text:span></text:p>
      <text:p text:style-name="P13"><text:span text:style-name="T14">Mov DL, 0AH</text:span></text:p>
      <text:p text:style-name="P13"><text:span text:style-name="T14">Int 21H</text:span></text:p>
      <text:p text:style-name="P13"><text:soft-page-break/><text:span text:style-name="T14">Pop DX</text:span></text:p>
      <text:p text:style-name="P13"><text:span text:style-name="T14">Pop AX</text:span></text:p>
      <text:p text:style-name="P13"><text:span text:style-name="T14">Ret</text:span></text:p>
      <text:p text:style-name="P13"><text:span text:style-name="T14"></text:span></text:p>
      <text:p text:style-name="P13"><text:span text:style-name="T14">code ends</text:span></text:p>
      <text:p text:style-name="P13"><text:span text:style-name="T14">end begin</text:span></text:p>
      <text:p text:style-name="P23"><text:span text:style-name="T5"/></text:p>
      <text:p text:style-name="P18">Exercise<text:span text:style-name="T13"> </text:span><text:span text:style-name="T14">4</text:span>:</text:p>
      <text:p text:style-name="P18"/>
      <text:p text:style-name="P20"><text:span text:style-name="T2">Experiment:<text:tab/></text:span><text:span text:style-name="T6">The goal of this experiment is to </text:span><text:span text:style-name="T7">merge the previous experiment with the bit patterns we <text:tab/><text:tab/>created in Lab 7.</text:span></text:p>
      <text:p text:style-name="P16"/>
      <text:p text:style-name="P24"><text:span text:style-name="T2">Results:<text:tab/></text:span><text:span text:style-name="T6">After creating the circuit for the pushbuttons. We assigned different tasks to each button. </text:span></text:p>
      <text:p text:style-name="P24"><text:span text:style-name="T6"><text:tab/><text:tab/>Button #1; when pressed outputs “</text:span><text:span text:style-name="T7">Pattern 1 was chosen</text:span><text:span text:style-name="T6">” </text:span></text:p>
      <text:p text:style-name="P24"><text:span text:style-name="T6"><text:tab/><text:tab/>Button #2; when pressed outputs “</text:span><text:span text:style-name="T7">Pattern 2 was chosen</text:span><text:span text:style-name="T6">”</text:span></text:p>
      <text:p text:style-name="P24"><text:span text:style-name="T6"><text:tab/><text:tab/>Button #3; when pressed outputs “</text:span><text:span text:style-name="T7">Pattern 3 was chosen”</text:span></text:p>
      <text:p text:style-name="P24"><text:span text:style-name="T6"><text:tab/><text:tab/>Button #4; when pressed exits the program </text:span><text:span text:style-name="T7">and prints “Goodbye”</text:span></text:p>
      <text:p text:style-name="P24"/>
      <text:p text:style-name="P14"><text:span text:style-name="T15">Assume cs:code, ds:data, ss:stack</text:span></text:p>
      <text:p text:style-name="P14"><text:span text:style-name="T15"></text:span></text:p>
      <text:p text:style-name="P14"><text:span text:style-name="T15">data segment </text:span></text:p>
      <text:p text:style-name="P14"><text:span text:style-name="T15">but1 db "Button 1 is pressed$"</text:span></text:p>
      <text:p text:style-name="P14"><text:span text:style-name="T15">but2 db "Button 2 is pressed$"</text:span></text:p>
      <text:p text:style-name="P14"><text:span text:style-name="T15">but3 db "Button 3 is pressed$"</text:span></text:p>
      <text:p text:style-name="P14"><text:span text:style-name="T15">but4 db "Good bye$"</text:span></text:p>
      <text:p text:style-name="P14"><text:span text:style-name="T15">var db "w"</text:span></text:p>
      <text:p text:style-name="P14"><text:span text:style-name="T15">data ends</text:span></text:p>
      <text:p text:style-name="P14"><text:span text:style-name="T15"></text:span></text:p>
      <text:p text:style-name="P14"><text:span text:style-name="T15">stack segment <text:s/></text:span></text:p>
      <text:p text:style-name="P14"><text:span text:style-name="T15">dw 100 dup(?)</text:span></text:p>
      <text:p text:style-name="P14"><text:span text:style-name="T15">stacktop:</text:span></text:p>
      <text:p text:style-name="P14"><text:span text:style-name="T15">stack ends</text:span></text:p>
      <text:p text:style-name="P14"><text:span text:style-name="T15"></text:span></text:p>
      <text:p text:style-name="P14"><text:span text:style-name="T15">code segment</text:span></text:p>
      <text:p text:style-name="P14"><text:span text:style-name="T15">begin:</text:span></text:p>
      <text:p text:style-name="P14"><text:span text:style-name="T15"></text:span></text:p>
      <text:p text:style-name="P14"><text:span text:style-name="T15">Mov ax, data</text:span></text:p>
      <text:p text:style-name="P14"><text:span text:style-name="T15">Mov ds,ax</text:span></text:p>
      <text:p text:style-name="P14"><text:span text:style-name="T15">Mov ax, stack</text:span></text:p>
      <text:p text:style-name="P14"><text:span text:style-name="T15">Mov ss,ax</text:span></text:p>
      <text:p text:style-name="P14"><text:span text:style-name="T15">Mov sp, offset stacktop</text:span></text:p>
      <text:p text:style-name="P14"><text:span text:style-name="T15"></text:span></text:p>
      <text:p text:style-name="P14"><text:span text:style-name="T15">Mov dx, 143h</text:span></text:p>
      <text:p text:style-name="P14"><text:span text:style-name="T15">Mov al, 02h</text:span></text:p>
      <text:p text:style-name="P14"><text:span text:style-name="T15">Out dx, al</text:span></text:p>
      <text:p text:style-name="P14"><text:span text:style-name="T15"></text:span></text:p>
      <text:p text:style-name="P14"><text:span text:style-name="T15">Mov dx, 140h</text:span></text:p>
      <text:p text:style-name="P14"><text:span text:style-name="T15">Mov al, 00h</text:span></text:p>
      <text:p text:style-name="P14"><text:span text:style-name="T15">Out dx, al</text:span></text:p>
      <text:p text:style-name="P14"><text:span text:style-name="T15">Mov DX, 141H</text:span></text:p>
      <text:p text:style-name="P14"><text:span text:style-name="T15">Mov AL, 0FFH</text:span></text:p>
      <text:p text:style-name="P14"><text:span text:style-name="T15">Out DX, AL</text:span></text:p>
      <text:p text:style-name="P14"><text:span text:style-name="T15"></text:span></text:p>
      <text:p text:style-name="P14"><text:span text:style-name="T15">Mov dx, 143h</text:span></text:p>
      <text:p text:style-name="P14"><text:span text:style-name="T15">Mov al, 03h</text:span></text:p>
      <text:p text:style-name="P14"><text:span text:style-name="T15">Out dx, al</text:span></text:p>
      <text:p text:style-name="P14"><text:span text:style-name="T15"></text:span></text:p>
      <text:p text:style-name="P14"><text:span text:style-name="T15"></text:span></text:p>
      <text:p text:style-name="P14"><text:span text:style-name="T15">compare:</text:span></text:p>
      <text:p text:style-name="P14"><text:span text:style-name="T15">Mov DX, 140h</text:span></text:p>
      <text:p text:style-name="P14"><text:span text:style-name="T15">In AL, DX</text:span></text:p>
      <text:p text:style-name="P14"><text:span text:style-name="T15">And AL, 00001111b</text:span></text:p>
      <text:p text:style-name="P14"><text:span text:style-name="T15"></text:span></text:p>
      <text:p text:style-name="P14"><text:span text:style-name="T15">Cmp AL, 00001110b</text:span></text:p>
      <text:p text:style-name="P14"><text:span text:style-name="T15">je def</text:span></text:p>
      <text:p text:style-name="P14"><text:span text:style-name="T15"></text:span></text:p>
      <text:p text:style-name="P14"><text:soft-page-break/><text:span text:style-name="T15">Cmp AL, 00001101b</text:span></text:p>
      <text:p text:style-name="P14"><text:span text:style-name="T15">je ghi</text:span></text:p>
      <text:p text:style-name="P14"><text:span text:style-name="T15"></text:span></text:p>
      <text:p text:style-name="P14"><text:span text:style-name="T15">Cmp AL, 00001011b</text:span></text:p>
      <text:p text:style-name="P14"><text:span text:style-name="T15">je jkl</text:span></text:p>
      <text:p text:style-name="P14"><text:span text:style-name="T15"></text:span></text:p>
      <text:p text:style-name="P14"><text:span text:style-name="T15">Cmp AL, 00000111b</text:span></text:p>
      <text:p text:style-name="P14"><text:span text:style-name="T15">je mno</text:span></text:p>
      <text:p text:style-name="P14"><text:span text:style-name="T15">jmp compare</text:span></text:p>
      <text:p text:style-name="P14"><text:span text:style-name="T15"></text:span></text:p>
      <text:p text:style-name="P14"><text:span text:style-name="T15">def:</text:span></text:p>
      <text:p text:style-name="P14"><text:span text:style-name="T15">Mov SI, offset but1</text:span></text:p>
      <text:p text:style-name="P14"><text:span text:style-name="T15">Call Print</text:span></text:p>
      <text:p text:style-name="P14"><text:span text:style-name="T15"></text:span></text:p>
      <text:p text:style-name="P14"><text:span text:style-name="T15">MOV AL, 01000010b</text:span></text:p>
      <text:p text:style-name="P14"><text:span text:style-name="T15">Mov DX, 141h</text:span></text:p>
      <text:p text:style-name="P14"><text:span text:style-name="T15">MOV CX, 10</text:span></text:p>
      <text:p text:style-name="P14"><text:span text:style-name="T15">pattern1:</text:span></text:p>
      <text:p text:style-name="P14"><text:span text:style-name="T15">OUT DX, Al</text:span></text:p>
      <text:p text:style-name="P14"><text:span text:style-name="T15">NOT AL</text:span></text:p>
      <text:p text:style-name="P14"><text:span text:style-name="T15">call delay</text:span></text:p>
      <text:p text:style-name="P14"><text:span text:style-name="T15">loop pattern1</text:span></text:p>
      <text:p text:style-name="P14"><text:span text:style-name="T15">jmp compare</text:span></text:p>
      <text:p text:style-name="P14"><text:span text:style-name="T15"></text:span></text:p>
      <text:p text:style-name="P14"><text:span text:style-name="T15">ghi:</text:span></text:p>
      <text:p text:style-name="P14"><text:span text:style-name="T15">Mov SI, offset but2</text:span></text:p>
      <text:p text:style-name="P14"><text:span text:style-name="T15">Call Print</text:span></text:p>
      <text:p text:style-name="P14"><text:span text:style-name="T15"></text:span></text:p>
      <text:p text:style-name="P14"><text:span text:style-name="T15">MOV DX, 141H</text:span></text:p>
      <text:p text:style-name="P14"><text:span text:style-name="T15">MOV AL, 01111111b</text:span></text:p>
      <text:p text:style-name="P14"><text:span text:style-name="T15"></text:span></text:p>
      <text:p text:style-name="P14"><text:span text:style-name="T15">MOV CX, 07H</text:span></text:p>
      <text:p text:style-name="P14"><text:span text:style-name="T15">pattern2loop1:</text:span></text:p>
      <text:p text:style-name="P14"><text:span text:style-name="T15">OUT DX, Al</text:span></text:p>
      <text:p text:style-name="P14"><text:span text:style-name="T15">ROR AL, 1</text:span></text:p>
      <text:p text:style-name="P14"><text:span text:style-name="T15">call delay</text:span></text:p>
      <text:p text:style-name="P14"><text:span text:style-name="T15">loop pattern2loop1</text:span></text:p>
      <text:p text:style-name="P14"><text:span text:style-name="T15">MOV CX, 07H</text:span></text:p>
      <text:p text:style-name="P14"><text:span text:style-name="T15">pattern2loop2:</text:span></text:p>
      <text:p text:style-name="P14"><text:span text:style-name="T15">OUT DX, Al</text:span></text:p>
      <text:p text:style-name="P14"><text:span text:style-name="T15">ROL AL, 1</text:span></text:p>
      <text:p text:style-name="P14"><text:span text:style-name="T15">call delay</text:span></text:p>
      <text:p text:style-name="P14"><text:span text:style-name="T15">loop pattern2loop2</text:span></text:p>
      <text:p text:style-name="P14"><text:span text:style-name="T15">jmp compare</text:span></text:p>
      <text:p text:style-name="P14"><text:span text:style-name="T15"></text:span></text:p>
      <text:p text:style-name="P14"><text:span text:style-name="T15">jkl:</text:span></text:p>
      <text:p text:style-name="P14"><text:span text:style-name="T15">Mov SI, offset but3</text:span></text:p>
      <text:p text:style-name="P14"><text:span text:style-name="T15">Call Print</text:span></text:p>
      <text:p text:style-name="P14"><text:span text:style-name="T15"></text:span></text:p>
      <text:p text:style-name="P14"><text:span text:style-name="T15">MOV DX, 141H</text:span></text:p>
      <text:p text:style-name="P14"><text:span text:style-name="T15">MOV AL, 11111111b</text:span></text:p>
      <text:p text:style-name="P14"><text:span text:style-name="T15">MOV CX, 1111000011111111b</text:span></text:p>
      <text:p text:style-name="P14"><text:span text:style-name="T15">MOV BX, 1111111100001111b </text:span></text:p>
      <text:p text:style-name="P14"><text:span text:style-name="T15"></text:span></text:p>
      <text:p text:style-name="P14"><text:span text:style-name="T15">MOV al, cl</text:span></text:p>
      <text:p text:style-name="P14"><text:span text:style-name="T15">and al, bh</text:span></text:p>
      <text:p text:style-name="P14"><text:span text:style-name="T15">OUT DX, Al</text:span></text:p>
      <text:p text:style-name="P14"><text:span text:style-name="T15">call delay</text:span></text:p>
      <text:p text:style-name="P14"><text:span text:style-name="T15">pattern3loop1:</text:span></text:p>
      <text:p text:style-name="P14"><text:span text:style-name="T15">ROR CX,1</text:span></text:p>
      <text:p text:style-name="P14"><text:span text:style-name="T15">ROL BX,1</text:span></text:p>
      <text:p text:style-name="P14"><text:span text:style-name="T15">MOV al, cl</text:span></text:p>
      <text:p text:style-name="P14"><text:span text:style-name="T15">and al, bh</text:span></text:p>
      <text:p text:style-name="P14"><text:span text:style-name="T15">OUT DX, Al</text:span></text:p>
      <text:p text:style-name="P14"><text:span text:style-name="T15">call delay</text:span></text:p>
      <text:p text:style-name="P14"><text:span text:style-name="T15">cmp al, 11000011b</text:span></text:p>
      <text:p text:style-name="P14"><text:span text:style-name="T15">jne pattern3loop1</text:span></text:p>
      <text:p text:style-name="P14"><text:span text:style-name="T15">pattern3loop2:</text:span></text:p>
      <text:p text:style-name="P14"><text:span text:style-name="T15">ROL CX,1</text:span></text:p>
      <text:p text:style-name="P14"><text:span text:style-name="T15">ROR BX,1</text:span></text:p>
      <text:p text:style-name="P14"><text:span text:style-name="T15">MOV al, cl</text:span></text:p>
      <text:p text:style-name="P14"><text:span text:style-name="T15">and al, bh</text:span></text:p>
      <text:p text:style-name="P14"><text:span text:style-name="T15">OUT DX, Al</text:span></text:p>
      <text:p text:style-name="P14"><text:soft-page-break/><text:span text:style-name="T15">call delay</text:span></text:p>
      <text:p text:style-name="P14"><text:span text:style-name="T15">cmp al, 11111111b</text:span></text:p>
      <text:p text:style-name="P14"><text:span text:style-name="T15">jne pattern3loop2</text:span></text:p>
      <text:p text:style-name="P14"><text:span text:style-name="T15">jmp compare</text:span></text:p>
      <text:p text:style-name="P14"><text:span text:style-name="T15"></text:span></text:p>
      <text:p text:style-name="P14"><text:span text:style-name="T15">mno:</text:span></text:p>
      <text:p text:style-name="P14"><text:span text:style-name="T15">Mov SI, offset but4</text:span></text:p>
      <text:p text:style-name="P14"><text:span text:style-name="T15">Call Print</text:span></text:p>
      <text:p text:style-name="P14"><text:span text:style-name="T15">jmp End_prog</text:span></text:p>
      <text:p text:style-name="P14"><text:span text:style-name="T15"></text:span></text:p>
      <text:p text:style-name="P14"><text:span text:style-name="T15"></text:span></text:p>
      <text:p text:style-name="P14"><text:span text:style-name="T15">End_prog:</text:span></text:p>
      <text:p text:style-name="P14"><text:span text:style-name="T15">Mov ah,4ch</text:span></text:p>
      <text:p text:style-name="P14"><text:span text:style-name="T15">Int 21h</text:span></text:p>
      <text:p text:style-name="P14"><text:span text:style-name="T15">;end code</text:span></text:p>
      <text:p text:style-name="P14"><text:span text:style-name="T15"></text:span></text:p>
      <text:p text:style-name="P14"><text:span text:style-name="T15">Print:</text:span></text:p>
      <text:p text:style-name="P14"><text:span text:style-name="T15">Push AX</text:span></text:p>
      <text:p text:style-name="P14"><text:span text:style-name="T15">Push DX</text:span></text:p>
      <text:p text:style-name="P14"><text:span text:style-name="T15">Mov AH, 2</text:span></text:p>
      <text:p text:style-name="P14"><text:span text:style-name="T15">abc:</text:span></text:p>
      <text:p text:style-name="P14"><text:span text:style-name="T15">Mov DL, [SI]</text:span></text:p>
      <text:p text:style-name="P14"><text:span text:style-name="T15">Cmp DL, "$"</text:span></text:p>
      <text:p text:style-name="P14"><text:span text:style-name="T15">Je xyz</text:span></text:p>
      <text:p text:style-name="P14"><text:span text:style-name="T15">Int 21h</text:span></text:p>
      <text:p text:style-name="P14"><text:span text:style-name="T15">Inc si</text:span></text:p>
      <text:p text:style-name="P14"><text:span text:style-name="T15">Jmp abc</text:span></text:p>
      <text:p text:style-name="P14"><text:span text:style-name="T15">xyz:</text:span></text:p>
      <text:p text:style-name="P14"><text:span text:style-name="T15">Mov DL, 0DH</text:span></text:p>
      <text:p text:style-name="P14"><text:span text:style-name="T15">Int 21H</text:span></text:p>
      <text:p text:style-name="P14"><text:span text:style-name="T15">Mov DL, 0AH</text:span></text:p>
      <text:p text:style-name="P14"><text:span text:style-name="T15">Int 21H</text:span></text:p>
      <text:p text:style-name="P14"><text:span text:style-name="T15">Pop DX</text:span></text:p>
      <text:p text:style-name="P14"><text:span text:style-name="T15">Pop AX</text:span></text:p>
      <text:p text:style-name="P14"><text:span text:style-name="T15">Ret</text:span></text:p>
      <text:p text:style-name="P14"><text:span text:style-name="T15"></text:span></text:p>
      <text:p text:style-name="P14"><text:span text:style-name="T15">delay:</text:span></text:p>
      <text:p text:style-name="P14"><text:span text:style-name="T15">push cx</text:span></text:p>
      <text:p text:style-name="P14"><text:span text:style-name="T15">push bx</text:span></text:p>
      <text:p text:style-name="P14"><text:span text:style-name="T15">mov cx, 0fH</text:span></text:p>
      <text:p text:style-name="P14"><text:span text:style-name="T15">outerloop:</text:span></text:p>
      <text:p text:style-name="P14"><text:span text:style-name="T15">mov bx, 0ffffh</text:span></text:p>
      <text:p text:style-name="P14"><text:span text:style-name="T15">innerloop:</text:span></text:p>
      <text:p text:style-name="P14"><text:span text:style-name="T15">nop</text:span></text:p>
      <text:p text:style-name="P14"><text:span text:style-name="T15">dec bx</text:span></text:p>
      <text:p text:style-name="P14"><text:span text:style-name="T15">jnz innerloop</text:span></text:p>
      <text:p text:style-name="P14"><text:span text:style-name="T15">dec cx</text:span></text:p>
      <text:p text:style-name="P14"><text:span text:style-name="T15">jnz outerloop</text:span></text:p>
      <text:p text:style-name="P14"><text:span text:style-name="T15">pop bx</text:span></text:p>
      <text:p text:style-name="P14"><text:span text:style-name="T15">pop cx</text:span></text:p>
      <text:p text:style-name="P14"><text:span text:style-name="T15">ret</text:span></text:p>
      <text:p text:style-name="P14"><text:span text:style-name="T15"></text:span></text:p>
      <text:p text:style-name="P14"><text:span text:style-name="T15">code ends</text:span></text:p>
      <text:p text:style-name="P14"><text:span text:style-name="T15">end begin</text:span></text:p>
      <text:p text:style-name="P23"><text:span text:style-name="T5"/></text:p>
      <text:p text:style-name="P7"/>
      <text:p text:style-name="P6">Conclusion:</text:p>
      <text:p text:style-name="P6"/>
      <text:p text:style-name="P10"><text:span text:style-name="T11"><text:tab/></text:span><text:span text:style-name="T7">This lab helped us learn and utilize digital input to create a simple program using pushbuttons and subroutines. This lab was one of the best so far and really brought everything we learned togeth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Lohit Hind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an </meta:initial-creator>
    <meta:creation-date>2013-08-29T09:32:31</meta:creation-date>
    <dc:date>2013-11-03T00:26:51</dc:date>
    <dc:creator>Bryan </dc:creator>
    <meta:editing-duration>PT18H21M15S</meta:editing-duration>
    <meta:editing-cycles>30</meta:editing-cycles>
    <meta:generator>LibreOffice/3.6$Linux_X86_64 LibreOffice_project/360m1$Build-2</meta:generator>
    <meta:printed-by>Bryan </meta:printed-by>
    <meta:print-date>2013-09-05T09:01:08</meta:print-date>
    <meta:document-statistic meta:table-count="0" meta:image-count="0" meta:object-count="0" meta:page-count="7" meta:paragraph-count="366" meta:word-count="1122" meta:character-count="6120" meta:non-whitespace-character-count="4913"/>
  </office:meta>
</office:document-meta>
</file>